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5.9931in" fo:margin-left="0in" fo:margin-top="0in" fo:margin-bottom="0in" table:align="left"/>
    </style:style>
    <style:style style:name="Table1.A" style:family="table-column">
      <style:table-column-properties style:column-width="5.99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4" style:family="table-row">
      <style:table-row-properties style:min-row-height="0.2556in" fo:keep-together="auto"/>
    </style:style>
    <style:style style:name="P1" style:family="paragraph" style:parent-style-name="Standard">
      <style:text-properties style:font-name="Calibri" style:font-name-asian="Calibri2" style:font-name-complex="Calibri2"/>
    </style:style>
    <style:style style:name="P2" style:family="paragraph" style:parent-style-name="Standard">
      <style:paragraph-properties fo:text-align="center" style:justify-single-word="false"/>
      <style:text-properties style:font-name="Calibri" style:font-name-asian="Calibri2" style:font-name-complex="Calibri2"/>
    </style:style>
    <style:style style:name="P3" style:family="paragraph" style:parent-style-name="Standard">
      <style:paragraph-properties fo:line-height="100%"/>
      <style:text-properties style:font-name="Calibri" style:font-name-asian="Calibri2" style:font-name-complex="Calibri2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Calibri" fo:font-weight="bold" style:font-name-asian="Calibri2" style:font-weight-asian="bold" style:font-name-complex="Calibri2"/>
    </style:style>
    <style:style style:name="T2" style:family="text">
      <style:text-properties style:font-name="Calibri" style:font-name-asian="Calibri2" style:font-name-complex="Calibri2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eam Contract </text:span></text:p>
      <text:p text:style-name="P2"/>
      <text:p text:style-name="P1"/>
      <text:p text:style-name="Standard"><text:span text:style-name="T2">Team Name: ___Group 4________________________ </text:span></text:p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2">GOALS: What are our team goals for this project? </text:span></text:p>
            <text:p text:style-name="Standard"><text:span text:style-name="T2">What do we want to accomplish? What skills do we want to develop or refine?</text:span></text:p>
          </table:table-cell>
        </table:table-row>
        <table:table-row table:style-name="Table1.1">
          <table:table-cell table:style-name="Table1.A1" office:value-type="string">
            <text:p text:style-name="P3"/>
            <text:list xml:id="list3394846608" text:style-name="WWNum2">
              <text:list-item>
                <text:p text:style-name="P5"><text:span text:style-name="T3">Complete a concise business-oriented 1000-word analytical report that meets all marking criteria</text:span></text:p>
              </text:list-item>
              <text:list-item>
                <text:p text:style-name="P5"><text:span text:style-name="T3">Develop/refine technical skills (in data cleaning, regression, clustering, and business interpretation of ML results)</text:span></text:p>
              </text:list-item>
              <text:list-item>
                <text:p text:style-name="P5"><text:span text:style-name="T2">Understand usefulness and limitation of ML in real life issues</text:span></text:p>
              </text:list-item>
              <text:list-item>
                <text:p text:style-name="P5"><text:span text:style-name="T3">Develop/refine soft skills (in teamworking, communication, and report-writing in a collaborative setting)</text:span></text:p>
              </text:list-item>
            </text:list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<text:span text:style-name="T2">EXPECTATIONS: What do we expect of one another in regard to attendance at meetings, participation, frequency of communication, the quality of work, etc.?</text:span></text:p>
          </table:table-cell>
        </table:table-row>
        <table:table-row table:style-name="Table1.4">
          <table:table-cell table:style-name="Table1.A1" office:value-type="string">
            <text:p text:style-name="P3"/>
            <text:list xml:id="list101635451238230" text:continue-numbering="true" text:style-name="WWNum2">
              <text:list-item>
                <text:p text:style-name="P5"><text:span text:style-name="T3">Attend all scheduled meetings</text:span></text:p>
              </text:list-item>
              <text:list-item>
                <text:p text:style-name="P5"><text:span text:style-name="T3">Communicate progress regularly through the WhatsApp group chat / Zoom etc.</text:span></text:p>
              </text:list-item>
              <text:list-item>
                <text:p text:style-name="P5"><text:span text:style-name="T3">Respect each other’s ideas and provide constructive feedback</text:span></text:p>
              </text:list-item>
              <text:list-item>
                <text:p text:style-name="P5"><text:span text:style-name="T2">Contribute your 100% for the benefit of the whole team - do not over burden one individual.</text:span></text:p>
              </text:list-item>
              <text:list-item>
                <text:p text:style-name="P5"><text:span text:style-name="T2">Be willing to share any knowledge to our peers and help each other</text:span></text:p>
              </text:list-item>
            </text:list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<text:span text:style-name="T2">POLICIES &amp; PROCEDURES: What rules can we agree on to help us meet our goals and expectations, such as preparatory tasks, generating ideas, evaluating outcomes? </text:span></text:p>
          </table:table-cell>
        </table:table-row>
        <table:table-row table:style-name="Table1.1">
          <table:table-cell table:style-name="Table1.A1" office:value-type="string">
            <text:p text:style-name="P3"/>
            <text:list xml:id="list101635721616620" text:continue-numbering="true" text:style-name="WWNum2">
              <text:list-item>
                <text:p text:style-name="P5"><text:span text:style-name="T3">Come prepared to meetings having read the dataset/assignment instructions</text:span></text:p>
              </text:list-item>
              <text:list-item>
                <text:p text:style-name="P5"><text:span text:style-name="T3">Share ideas openly before making decisions</text:span></text:p>
              </text:list-item>
              <text:list-item>
                <text:p text:style-name="P5"><text:span text:style-name="T2">Constructive criticism is essential</text:span></text:p>
              </text:list-item>
              <text:list-item>
                <text:p text:style-name="P5"><text:span text:style-name="T2">All members are equal &amp; should be treated with respect</text:span></text:p>
              </text:list-item>
            </text:list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<text:span text:style-name="T2">ROLES: Which roles do we need in this project and how do we allocate them? Will there be a project lead? <text:s/>Is there a need to rotate roles?</text:span></text:p>
          </table:table-cell>
        </table:table-row>
        <table:table-row table:style-name="Table1.1">
          <table:table-cell table:style-name="Table1.A1" office:value-type="string">
            <text:p text:style-name="P3"/>
            <text:list xml:id="list101637163738142" text:continue-numbering="true" text:style-name="WWNum2">
              <text:list-item>
                <text:p text:style-name="P5"><text:span text:style-name="T3">Project lead (oversees timeline, ensures deadlines are met, facilitates communication)</text:span></text:p>
              </text:list-item>
              <text:list-item>
                <text:p text:style-name="P5"><text:span text:style-name="T3">Rotation of roles not required due to short project length, but collaboration is encouraged</text:span></text:p>
              </text:list-item>
              <text:list-item>
                <text:p text:style-name="P5"><text:span text:style-name="T3">Editor/quality checker (ensure of consistent tone, structure, word count, and business style)</text:span></text:p>
              </text:list-item>
              <text:list-item>
                <text:p text:style-name="P5"><text:span text:style-name="T2">Split the work equally across members to have equal work load.</text:span></text:p>
              </text:list-item>
            </text:list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<text:span text:style-name="T2">CONSEQUENCES: How will we address non-performance regarding these goals, expectations, policies and procedures? <text:s/>How do we resolve disagreements?</text:span></text:p>
          </table:table-cell>
        </table:table-row>
        <table:table-row table:style-name="Table1.1">
          <table:table-cell table:style-name="Table1.A1" office:value-type="string">
            <text:p text:style-name="P3"/>
            <text:list xml:id="list101636402030928" text:continue-numbering="true" text:style-name="WWNum2">
              <text:list-item>
                <text:p text:style-name="P5"><text:span text:style-name="T3">Disagreements will first be discussed respectfully within the team (if unresolved, the project lead should make the final call)</text:span></text:p>
              </text:list-item>
              <text:list-item>
                <text:p text:style-name="P5"><text:span text:style-name="T3">Equal contribution will be reflected in peer evaluations</text:span></text:p>
              </text:list-item>
            </text:list>
            <text:p text:style-name="P3"/>
            <text:p text:style-name="P3"/>
          </table:table-cell>
        </table:table-row>
      </table:table>
      <text:p text:style-name="P1"/>
      <text:p text:style-name="Standard"><text:span text:style-name="T2">By signing this contract, we confirm that:</text:span></text:p>
      <text:list xml:id="list2342516216" text:style-name="WWNum1">
        <text:list-item>
          <text:p text:style-name="P4"><text:span text:style-name="T2">W</text:span><text:span text:style-name="T3">e have participated in formulating these goals, expectations, roles, procedures, and consequences as stated in this contact.</text:span></text:p>
        </text:list-item>
        <text:list-item>
          <text:p text:style-name="P4"><text:span text:style-name="T2">W</text:span><text:span text:style-name="T3">e agree to abide by the contents of this contract</text:span></text:p>
        </text:list-item>
      </text:list>
      <text:p text:style-name="P1"/>
      <text:p text:style-name="P6"><text:span text:style-name="T2">Gayathridevi Durairaj 06/09/2025</text:span></text:p>
      <text:p text:style-name="Standard"><text:span text:style-name="T2">Team member name and date</text:span></text:p>
      <text:p text:style-name="P1"/>
      <text:p text:style-name="P6"><text:span text:style-name="T2">Theodoros Theodorou 06/09/2025</text:span></text:p>
      <text:p text:style-name="Standard"><text:soft-page-break/><text:span text:style-name="T2">Team member name and date</text:span></text:p>
      <text:p text:style-name="P1"/>
      <text:p text:style-name="P6"><text:span text:style-name="T2">Pitshou Bokoro 06/09/2025</text:span></text:p>
      <text:p text:style-name="Standard"><text:span text:style-name="T2">Team member name and date</text:span></text:p>
      <text:p text:style-name="P1"/>
      <text:p text:style-name="P6"><text:span text:style-name="T2">Sabanathan Rubanathan 06/09/2025</text:span></text:p>
      <text:p text:style-name="Standard"><text:span text:style-name="T2">Team member name and date</text:span>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none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none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366091" style:font-name="Calibri" fo:font-family="Calibri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366091" style:font-name="Calibri" fo:font-family="Calibri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365f91" style:font-name="Calibri" fo:font-family="Calibri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fo:font-weight="normal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09:30:00</meta:creation-date>
    <meta:initial-creator>marie norman</meta:initial-creator>
    <meta:document-statistic meta:table-count="1" meta:image-count="0" meta:object-count="0" meta:page-count="2" meta:paragraph-count="38" meta:word-count="415" meta:character-count="2656" meta:non-whitespace-character-count="2294"/>
    <meta:generator>LibreOfficeDev/6.0.5.2$Linux_X86_64 LibreOffice_project/</meta:generator>
  </office:meta>
</office:document-meta>
</file>